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40000011876459F274FAC3416.png" manifest:media-type="image/png"/>
  <manifest:file-entry manifest:full-path="Pictures/10000201000001DB0000017ECB638E27C06E3F5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057cm" fo:min-width="7.69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8cm" svg:y1="9.5cm" svg:x2="5.8cm" svg:y2="14.9cm">
          <text:p/>
        </draw:line>
        <draw:frame draw:style-name="gr2" draw:text-style-name="P2" draw:layer="layout" svg:width="5.1cm" svg:height="4.102cm" svg:x="12.154cm" svg:y="4.325cm">
          <draw:image xlink:href="Pictures/10000201000001DB0000017ECB638E27C06E3F59.png" xlink:type="simple" xlink:show="embed" xlink:actuate="onLoad">
            <text:p/>
          </draw:image>
        </draw:frame>
        <draw:frame draw:style-name="gr2" draw:text-style-name="P2" draw:layer="layout" svg:width="4.6cm" svg:height="3.788cm" svg:x="3.5cm" svg:y="4.692cm">
          <draw:image xlink:href="Pictures/10000201000001540000011876459F274FAC3416.png" xlink:type="simple" xlink:show="embed" xlink:actuate="onLoad">
            <text:p/>
          </draw:image>
        </draw:frame>
        <draw:custom-shape draw:style-name="gr3" draw:text-style-name="P2" draw:layer="layout" svg:width="9.362cm" svg:height="0.613cm" draw:transform="rotate (-0.244520628204406) translate (5.9cm 10.1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" draw:text-style-name="P1" draw:layer="layout" svg:x1="14.9cm" svg:y1="9.5cm" svg:x2="14.9cm" svg:y2="14.9cm">
          <text:p/>
        </draw:line>
        <draw:frame draw:style-name="gr4" draw:text-style-name="P3" draw:layer="layout" svg:width="4.541cm" svg:height="0.962cm" svg:x="4cm" svg:y="15.8cm">
          <draw:text-box>
            <text:p>Tx = 3.87702s</text:p>
          </draw:text-box>
        </draw:frame>
        <draw:frame draw:style-name="gr4" draw:text-style-name="P3" draw:layer="layout" svg:width="4.257cm" svg:height="0.962cm" svg:x="12.601cm" svg:y="15.8cm">
          <draw:text-box>
            <text:p>Rx = 3.8785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46cm" fo:margin-bottom="12.061cm" fo:margin-left="2.302cm" fo:margin-right="2.31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2T11:39:15.983636110</meta:creation-date>
    <dc:date>2018-12-12T11:52:33.376855572</dc:date>
    <meta:editing-duration>PT1M10S</meta:editing-duration>
    <meta:editing-cycles>1</meta:editing-cycles>
    <meta:document-statistic meta:object-count="7"/>
    <meta:generator>LibreOffice/6.0.6.2$Linux_X86_64 LibreOffice_project/00m0$Build-2</meta:generator>
  </office:meta>
</office:document-meta>
</file>